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IF NOT EXISTS Netflix;</text:p>
      <text:p text:style-name="Standard">USE Netflix;</text:p>
      <text:p text:style-name="Standard"/>
      <text:p text:style-name="Standard"/>
      <text:p text:style-name="Standard">CREATE TABLE IF NOT EXISTS Peliculas(</text:p>
      <text:p text:style-name="Standard"><text:tab/>id_peli int,</text:p>
      <text:p text:style-name="Standard"><text:s text:c="4"/>nombre_peli VARCHAR(30),</text:p>
      <text:p text:style-name="Standard"><text:s text:c="4"/>duracion INT,</text:p>
      <text:p text:style-name="Standard"><text:s text:c="4"/>director_peli VARCHAR(20),</text:p>
      <text:p text:style-name="Standard"><text:s text:c="4"/>género_peli ENUM ('acción', 'drama', 'comedia'),</text:p>
      <text:p text:style-name="Standard"><text:s text:c="4"/>nota_peli FLOAT,</text:p>
      <text:p text:style-name="Standard"><text:s text:c="4"/>actor INT,</text:p>
      <text:p text:style-name="Standard"><text:s text:c="4"/>primary key (id_peli)</text:p>
      <text:p text:style-name="Standard">);</text:p>
      <text:p text:style-name="Standard"/>
      <text:p text:style-name="Standard"/>
      <text:p text:style-name="Standard">CREATE TABLE IF NOT EXISTS Actores(</text:p>
      <text:p text:style-name="Standard"><text:tab/>id_actor INT,</text:p>
      <text:p text:style-name="Standard"><text:s text:c="4"/>nombre VARCHAR(30),</text:p>
      <text:p text:style-name="Standard"><text:s text:c="4"/>fecha_nac DATE,</text:p>
      <text:p text:style-name="Standard"><text:s text:c="4"/>sueldo INT,</text:p>
      <text:p text:style-name="Standard"><text:s text:c="4"/>sexo ENUM ('femenino', 'masculino', 'otros'),</text:p>
      <text:p text:style-name="Standard"><text:s text:c="4"/>primary key (id_actor)</text:p>
      <text:p text:style-name="Standard">);</text:p>
      <text:p text:style-name="Standard"/>
      <text:p text:style-name="Standard">INSERT INTO Actores(id_actor, nombre, fecha_nac, sueldo, sexo) VALUES</text:p>
      <text:p text:style-name="Standard">(101, 'Leonardo', '1980-12-01' , 3000000, 'masculino'),</text:p>
      <text:p text:style-name="Standard">(102, 'Julia', '1997-09-09' , 1000000, 'femenino'),</text:p>
      <text:p text:style-name="Standard">(103, 'Brad', '1983-02-02' , 700000, 'masculino'),</text:p>
      <text:p text:style-name="Standard">(104, 'Carlos', '1986-03-03' , 250000, 'masculino'),</text:p>
      <text:p text:style-name="Standard">(105, 'Santiago', '1970-04-04' , 4000000, 'masculino'),</text:p>
      <text:p text:style-name="Standard">(106, 'Penelope', '1976-05-05' , 23000, 'femenino'),</text:p>
      <text:p text:style-name="Standard">(107, 'Noa', '1981-06-06' , 770000, 'otros'),</text:p>
      <text:p text:style-name="Standard">(108, 'Jon', '1996-07-07' , 6000, 'otros');</text:p>
      <text:p text:style-name="Standard"/>
      <text:p text:style-name="Standard">INSERT INTO Peliculas (nombre_peli, duracion, director, género_peli, nota, id_peli, actor) VALUES</text:p>
      <text:p text:style-name="Standard">('Bright', 120, 'Fernando', 'acción', 3.1, 1, 101),</text:p>
      <text:p text:style-name="Standard">('Frida', 100, 'Daniel', 'drama', 7.6, 2, 101),</text:p>
      <text:p text:style-name="Standard">('Los dos papas', 160, 'Adrián', 'comedia', 8.3, 3, 102),</text:p>
      <text:p text:style-name="Standard">('Animales nocturnos', 185, 'Tomás', 'drama', 9.5, 4, 107),</text:p>
      <text:p text:style-name="Standard">('Oceans Eleven', 150, 'Nuria', 'acción', 3.5, 5, 104),</text:p>
      <text:p text:style-name="Standard">('Buscando a Nemo', 120, 'Jon', 'acción', 2.1, 6, 103),</text:p>
      <text:p text:style-name="Standard">('El Hoyo', 110, 'Ivan', 'acción', 9.9, 7, 105),</text:p>
      <text:p text:style-name="Standard">('Diamante en bruto', 140, 'Paola', 'acción', 7, 8, 101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 Obten el nombre y la fecha de nacimiento de los actores con un sueldo menor que 1.000.000 y que su nombre contenga la letra "e" o una letra "n" o tenga menos de 4 caracteres.</text:p>
      <text:p text:style-name="Standard"/>
      <text:p text:style-name="Standard">2. Obten el nombre del actor que mas peliculas haya rodado junto con el numero de peliculas que haya rodado y <text:s/>que su sexo sea distinto a "Masculino". Muestra el resultado en dos columnas de nombre ACTOR y PELIS.</text:p>
      <text:p text:style-name="Standard"/>
      <text:p text:style-name="Standard">3. Obten los nombres y sueldos de los actores que cobren mas del doble del sueldo "Noa".</text:p>
      <text:p text:style-name="Standard">Muestra los resultados en columnas llamadas NOM_ACTOR y SUELDO_ACTOR, ordenados por el sueldo de mayor a menor.</text:p>
      <text:p text:style-name="Standard"/>
      <text:p text:style-name="Standard">4. Obten el nombre de los actores nacidos en un mismo dia y mes, y hayan trabajado en una pelicula dirigida por "jon", "Adrian", "Nuria" o "Ivan". Muestra el resultado en una columna ACT ordenados por orden alfabetico.</text:p>
      <text:p text:style-name="Standard"/>
      <text:p text:style-name="Standard">5. Obten todos los datos de las peliculas que contengan mas de una letra "o" en su nombre, su duracion sea menor que la duracion de "Animales nocturnos" y su puntuacion sea mayor que la peliculas del actor "Carlos". Ordena los resultados por la nota de la pelicula, de mayor a men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1:36:07.554000000</meta:creation-date>
    <dc:date>2024-12-13T21:37:40.576000000</dc:date>
    <meta:editing-duration>PT1M33S</meta:editing-duration>
    <meta:editing-cycles>1</meta:editing-cycles>
    <meta:document-statistic meta:table-count="0" meta:image-count="0" meta:object-count="0" meta:page-count="2" meta:paragraph-count="44" meta:word-count="389" meta:character-count="2558" meta:non-whitespace-character-count="2162"/>
    <meta:generator>LibreOffice/24.8.3.2$Windows_X86_64 LibreOffice_project/48a6bac9e7e268aeb4c3483fcf825c94556d9f92</meta:generator>
  </office:meta>
</office:document-meta>
</file>